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974cm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6018272" text:id="ct116018272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6034976" text:id="ct116034976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6034072" text:id="ct116034072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6036272" text:id="ct116036272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6035576" text:id="ct116035576">
          <text:insertion>
            <office:change-info>
              <dc:creator>Luc Saffre</dc:creator>
              <dc:date>2012-05-28T2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change-start text:change-id="ct116018272"/>self<text:change-end text:change-id="ct116018272"/></text:h>
      <text:p text:style-name="P1"/>
      <text:p text:style-name="P2">Klient: <text:tab/><text:change-start text:change-id="ct116034976"/>self.person.address(', ')<text:change-end text:change-id="ct116034976"/></text:p>
      <text:p text:style-name="Standard">Sozialarbeiter: <text:change-start text:change-id="ct116034072"/>self.user<text:change-end text:change-id="ct116034072"/></text:p>
      <text:p text:style-name="Standard">Datum und Uhrzeit : <text:change-start text:change-id="ct116036272"/>self.sent<text:change-end text:change-id="ct116036272"/></text:p>
      <text:p text:style-name="Standard">Ticket KBSS: <text:change-start text:change-id="ct116035576"/>self.ticket<text:change-end text:change-id="ct116035576"/></text:p>
      <text:h text:style-name="Heading_20_2" text:outline-level="2">Resultate</text:h>
      <text:p text:style-name="Text_20_body">foo<office:annotation><dc:creator>Luc Saffre</dc:creator><dc:date>2012-06-13T12:04:12.85</dc:date><text:p text:style-name="P4"><text:span text:style-name="T1">do text</text:span></text:p><text:p text:style-name="P4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6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6-15T11:54:39.04</dc:date>
    <dc:creator>Luc Saffre</dc:creator>
    <meta:editing-duration>PT42M59S</meta:editing-duration>
    <meta:editing-cycles>19</meta:editing-cycles>
    <meta:generator>LibreOffice/3.4$Win32 LibreOffice_project/340m1$Build-402</meta:generator>
    <meta:document-statistic meta:table-count="0" meta:image-count="0" meta:object-count="0" meta:page-count="1" meta:paragraph-count="7" meta:word-count="17" meta:character-count="129" meta:non-whitespace-character-count="119"/>
  </office:meta>
</office:document-meta>
</file>